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ae23" officeooo:paragraph-rsid="000aae23"/>
    </style:style>
    <style:style style:name="P2" style:family="paragraph" style:parent-style-name="Standard">
      <style:paragraph-properties fo:text-align="end" style:justify-single-word="false"/>
      <style:text-properties officeooo:rsid="000aae23" officeooo:paragraph-rsid="000aae23"/>
    </style:style>
    <style:style style:name="P3" style:family="paragraph" style:parent-style-name="Standard">
      <style:paragraph-properties fo:text-align="start" style:justify-single-word="false"/>
      <style:text-properties officeooo:rsid="000aae23" officeooo:paragraph-rsid="000aae23"/>
    </style:style>
    <style:style style:name="P4" style:family="paragraph" style:parent-style-name="Standard">
      <style:paragraph-properties fo:text-align="start" style:justify-single-word="false"/>
      <style:text-properties officeooo:rsid="000c0fbf" officeooo:paragraph-rsid="000c0fbf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aae23" officeooo:paragraph-rsid="000aae23"/>
    </style:style>
    <style:style style:name="P6" style:family="paragraph" style:parent-style-name="Standard">
      <style:paragraph-properties fo:text-align="start" style:justify-single-word="false"/>
      <style:text-properties officeooo:rsid="000aae23" officeooo:paragraph-rsid="000d5036"/>
    </style:style>
    <style:style style:name="P7" style:family="paragraph" style:parent-style-name="Standard">
      <style:paragraph-properties fo:text-align="start" style:justify-single-word="false"/>
      <style:text-properties officeooo:rsid="000aae23" officeooo:paragraph-rsid="000aae23"/>
    </style:style>
    <style:style style:name="P8" style:family="paragraph" style:parent-style-name="Standard">
      <style:paragraph-properties fo:text-align="start" style:justify-single-word="false"/>
      <style:text-properties officeooo:rsid="000d5036" officeooo:paragraph-rsid="000d5036"/>
    </style:style>
    <style:style style:name="T1" style:family="text">
      <style:text-properties officeooo:rsid="000c0fbf"/>
    </style:style>
    <style:style style:name="T2" style:family="text">
      <style:text-properties officeooo:rsid="000d503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o file è condiviso.</text:p>
      <text:p text:style-name="P2">Ivan Di Benedetto e Matteo Dentari</text:p>
      <text:p text:style-name="P3"/>
      <text:p text:style-name="P3"/>
      <text:p text:style-name="P3"/>
      <text:p text:style-name="P3">Seleziona i cognomi (lastname) di tutti gli impiegati</text:p>
      <text:p text:style-name="P6"><text:tab/><text:span text:style-name="T2">SET search_path TO employeeManagement;</text:span></text:p>
      <text:p text:style-name="P8"><text:tab/>SELECT<text:tab/>E.LastName</text:p>
      <text:p text:style-name="P8"><text:tab/>FROM<text:tab/>employees AS E</text:p>
      <text:p text:style-name="P8"><text:tab/><text:tab/></text:p>
      <text:p text:style-name="P3"/>
      <text:p text:style-name="P3">Seleziona i cognomi (lastname) di tutti gli impiegati senza duplicati</text:p>
      <text:p text:style-name="P6"><text:tab/><text:span text:style-name="T2">SET search_path TO employeeManagement;</text:span></text:p>
      <text:p text:style-name="P8"><text:tab/>SELECT<text:tab/>DISTINCT<text:tab/>E.LastName</text:p>
      <text:p text:style-name="P8"><text:tab/>FROM<text:tab/>employees AS E<text:tab/></text:p>
      <text:p text:style-name="P3"/>
      <text:p text:style-name="P3">Seleziona tutti i dati degli impiegati (employees) il cui cognome (lastname) e' 'Smith' or 'Doe'</text:p>
      <text:p text:style-name="P6"><text:tab/><text:span text:style-name="T2">SET search_path TO employeeManagement;</text:span></text:p>
      <text:p text:style-name="P8"><text:tab/>SELECT<text:tab/>E.*<text:tab/><text:tab/></text:p>
      <text:p text:style-name="P8"><text:tab/>FROM<text:tab/>employees AS E</text:p>
      <text:p text:style-name="P8"><text:tab/>WHERE<text:tab/>E.LastName='Smith' OR E.LastName='Doe'</text:p>
      <text:p text:style-name="P3"/>
      <text:p text:style-name="P3">Seleziona tutti i dati degli impiegati (employees) che lavorano nel dipartimento 14</text:p>
      <text:p text:style-name="P6"><text:tab/><text:span text:style-name="T2">SET search_path TO employeeManagement;</text:span></text:p>
      <text:p text:style-name="P8"><text:tab/>SELECT <text:tab/>E.*</text:p>
      <text:p text:style-name="P8"><text:tab/>FROM<text:tab/>employeemanagement.employees AS E</text:p>
      <text:p text:style-name="P8"><text:tab/>WHERE<text:tab/>E.Department=14v</text:p>
      <text:p text:style-name="P3"><text:tab/></text:p>
      <text:p text:style-name="P3">Seleziona tutti i dati degli impiegati (employees) che lavorano nel dipartimento 37 o nel dipartimento 77</text:p>
      <text:p text:style-name="P8"><text:tab/>SET search_path TO employeeManagement;</text:p>
      <text:p text:style-name="P8"><text:tab/>SELECT <text:tab/>E.*</text:p>
      <text:p text:style-name="P8"><text:tab/>FROM<text:tab/>employees AS E</text:p>
      <text:p text:style-name="P8"><text:tab/>WHERE<text:tab/>E.Department=37 OR E.Department=77</text:p>
      <text:p text:style-name="P3"/>
      <text:p text:style-name="P3">Seleziona tutti i dati degli impiegati (employees) il cui cognome (lastname) inizia per S;</text:p>
      <text:p text:style-name="P8"><text:tab/>SET search_path TO employeeManagement;</text:p>
      <text:p text:style-name="P8"><text:tab/>SELECT<text:tab/>E.*</text:p>
      <text:p text:style-name="P8"><text:tab/>FROM<text:tab/>employees AS E</text:p>
      <text:p text:style-name="P8"><text:tab/>WHERE<text:tab/>E.LastName LIKE 'S%'</text:p>
      <text:p text:style-name="P3"/>
      <text:p text:style-name="P3">Seleziona la somma di tutti i budget dei dipartimenti</text:p>
      <text:p text:style-name="P8"><text:tab/>SET search_path TO employeeManagement;</text:p>
      <text:p text:style-name="P8"><text:tab/>SELECT<text:tab/>SUM(D.Budget)</text:p>
      <text:p text:style-name="P8"><text:tab/>FROM<text:tab/>Departments AS D</text:p>
      <text:p text:style-name="P3"/>
      <text:p text:style-name="P3">Seleziona il numero di impiegati in ogni dipartimento (basta visualizzare il codice di dipartimento e il relativo numero di impiegati)</text:p>
      <text:p text:style-name="P8"><text:tab/>SET search_path TO employeeManagement;</text:p>
      <text:p text:style-name="P8"><text:tab/>SELECT<text:tab/>COUNT(*)</text:p>
      <text:p text:style-name="P8"><text:tab/>FROM<text:tab/>Departments AS D, employees AS E</text:p>
      <text:p text:style-name="P8"><text:tab/>WHERE<text:tab/>D.Code=E.Department</text:p>
      <text:p text:style-name="P3"><text:soft-page-break/></text:p>
      <text:p text:style-name="P3">Seleziona tutti i dati degli impiegati (employees) incluso i dati del dipartimento relativo</text:p>
      <text:p text:style-name="P3"/>
      <text:p text:style-name="P3"/>
      <text:p text:style-name="P3">Seleziona il nome e il cognome assieme al nome e al budget del rispettivo dipartimento</text:p>
      <text:p text:style-name="P8"><text:tab/>SET search_path TO employeeManagement;</text:p>
      <text:p text:style-name="P8"><text:tab/>SELECT<text:tab/>E.Name, E.LastName, D.Name, D.Budget</text:p>
      <text:p text:style-name="P8"><text:tab/>FROM <text:s/><text:tab/>Employees AS E, Departments AS D</text:p>
      <text:p text:style-name="P8"><text:tab/>WHERE<text:tab/>D.Code=E.Department</text:p>
      <text:p text:style-name="P3"/>
      <text:p text:style-name="P3"/>
      <text:p text:style-name="P3">Seleziona il nome e il cognome degli impiegati che lavorano su dipartimenti con un budget superiore di 60.000</text:p>
      <text:p text:style-name="P8"><text:tab/>SET search_path TO employeeManagement;</text:p>
      <text:p text:style-name="P8"><text:tab/>SELECT<text:tab/>E.Name, E.LastName, D.Name, D.Budget</text:p>
      <text:p text:style-name="P8"><text:tab/>FROM <text:s/><text:tab/>Employees AS E, Departments AS D</text:p>
      <text:p text:style-name="P8"><text:tab/>WHERE<text:tab/>D.Code=E.Department AND D.Budget&gt; 60000</text:p>
      <text:p text:style-name="P3"/>
      <text:p text:style-name="P3">Seleziona i dipartimenti con un budget superiore alla media fra tutti i dipartimenti e visualizza anche la media</text:p>
      <text:p text:style-name="P8"><text:tab/>SET search_path TO employeeManagement;</text:p>
      <text:p text:style-name="P8"><text:tab/>SELECT<text:tab/>D.name</text:p>
      <text:p text:style-name="P8"><text:tab/>FROM<text:tab/>departments AS D</text:p>
      <text:p text:style-name="P3"/>
      <text:p text:style-name="P3">Seleziona i nomi dei dipartimenti con piu' di due impiegati</text:p>
      <text:p text:style-name="P3"/>
      <text:p text:style-name="P3"/>
      <text:p text:style-name="P3">Seleziona il nome e il cognome degli impiegati nei dipartimenti con il secondo budget più' basso</text:p>
      <text:p text:style-name="P3"/>
      <text:list xml:id="list4265189907039693414" text:style-name="L1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21:55:21.374705327</meta:creation-date>
    <dc:date>2016-11-23T14:31:16.372723374</dc:date>
    <meta:editing-duration>PT2H8M2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58" meta:word-count="353" meta:character-count="2494" meta:non-whitespace-character-count="2145"/>
  </office:meta>
</office:document-meta>
</file>